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845cm" fo:min-width="7.294cm" draw:shadow-offset-x="0.203cm" draw:shadow-offset-y="0.203cm" draw:shadow-opacity="20%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21cm" fo:min-width="17.433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3465a4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979cm" svg:height="0.839cm" svg:x="1.331cm" svg:y="3.286cm">
          <draw:text-box>
            <text:p text:style-name="P1"><text:span text:style-name="T1">import</text:span></text:p>
          </draw:text-box>
        </draw:frame>
        <draw:frame draw:style-name="gr1" draw:text-style-name="P2" xml:id="id2" draw:id="id2" draw:layer="layout" svg:width="2.31cm" svg:height="0.839cm" svg:x="4.332cm" svg:y="3.287cm">
          <draw:text-box>
            <text:p text:style-name="P1"><text:span text:style-name="T1">čistenie</text:span></text:p>
          </draw:text-box>
        </draw:frame>
        <draw:connector draw:style-name="gr2" draw:text-style-name="P3" draw:layer="layout" draw:type="line" svg:x1="3.31cm" svg:y1="3.705cm" svg:x2="4.332cm" svg:y2="3.706cm" draw:start-shape="id1" draw:start-glue-point="1" draw:end-shape="id2" draw:end-glue-point="3" svg:d="M3310 3705l1022 1" svg:viewBox="0 0 1023 2">
          <text:p/>
        </draw:connector>
        <draw:frame draw:style-name="gr1" draw:text-style-name="P2" xml:id="id3" draw:id="id3" draw:layer="layout" svg:width="3.728cm" svg:height="0.839cm" svg:x="7.745cm" svg:y="3.288cm">
          <draw:text-box>
            <text:p text:style-name="P1"><text:span text:style-name="T1">transformácia</text:span></text:p>
          </draw:text-box>
        </draw:frame>
        <draw:frame draw:style-name="gr1" draw:text-style-name="P2" xml:id="id5" draw:id="id5" draw:layer="layout" svg:width="3.52cm" svg:height="0.839cm" svg:x="10.545cm" svg:y="4.488cm">
          <draw:text-box>
            <text:p text:style-name="P1"><text:span text:style-name="T1">modelovanie</text:span></text:p>
          </draw:text-box>
        </draw:frame>
        <draw:frame draw:style-name="gr1" draw:text-style-name="P2" xml:id="id4" draw:id="id4" draw:layer="layout" svg:width="3.228cm" svg:height="0.839cm" svg:x="10.545cm" svg:y="2.188cm">
          <draw:text-box>
            <text:p text:style-name="P1"><text:span text:style-name="T1">vizualizácia</text:span></text:p>
          </draw:text-box>
        </draw:frame>
        <draw:frame draw:style-name="gr1" draw:text-style-name="P2" xml:id="id7" draw:id="id7" draw:layer="layout" svg:width="3.461cm" svg:height="0.839cm" svg:x="16.338cm" svg:y="3.32cm">
          <draw:text-box>
            <text:p text:style-name="P1"><text:span text:style-name="T1">komunikácia</text:span></text:p>
          </draw:text-box>
        </draw:frame>
        <draw:connector draw:style-name="gr2" draw:text-style-name="P3" draw:layer="layout" draw:type="curve" svg:x1="9.609cm" svg:y1="3.288cm" svg:x2="10.545cm" svg:y2="2.607cm" draw:start-shape="id3" draw:start-glue-point="0" draw:end-shape="id4" draw:end-glue-point="3" svg:d="M9609 3288c0-454 312-681 936-681" svg:viewBox="0 0 937 682">
          <text:p/>
        </draw:connector>
        <draw:connector draw:style-name="gr2" draw:text-style-name="P3" draw:layer="layout" draw:type="curve" svg:x1="13.773cm" svg:y1="2.607cm" svg:x2="14.065cm" svg:y2="4.907cm" draw:start-shape="id4" draw:start-glue-point="1" draw:end-shape="id5" draw:end-glue-point="1" svg:d="M13773 2607c1188 0 1042 2300 292 2300" svg:viewBox="0 0 875 2301">
          <text:p/>
        </draw:connector>
        <draw:connector draw:style-name="gr2" draw:text-style-name="P3" draw:layer="layout" draw:type="curve" svg:x1="10.545cm" svg:y1="4.907cm" svg:x2="9.609cm" svg:y2="4.127cm" draw:start-shape="id5" draw:start-glue-point="3" draw:end-shape="id3" draw:end-glue-point="2" svg:d="M10545 4907c-624 0-936-260-936-780" svg:viewBox="0 0 937 781">
          <text:p/>
        </draw:connector>
        <draw:connector draw:style-name="gr2" draw:text-style-name="P3" draw:layer="layout" svg:x1="6.642cm" svg:y1="3.706cm" svg:x2="7.745cm" svg:y2="3.707cm" draw:start-shape="id2" draw:start-glue-point="1" draw:end-shape="id3" draw:end-glue-point="3" svg:d="M6642 3706h552v1h551" svg:viewBox="0 0 1104 2">
          <text:p/>
        </draw:connector>
        <draw:custom-shape draw:style-name="gr3" draw:text-style-name="P4" xml:id="id6" draw:id="id6" draw:layer="layout" svg:width="8.128cm" svg:height="3.429cm" svg:x="7.077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5.205cm" svg:y1="3.73cm" svg:x2="16.338cm" svg:y2="3.739cm" draw:start-shape="id6" draw:start-glue-point="1" draw:end-shape="id7" draw:end-glue-point="3" svg:d="M15205 3730c852 0 286 9 1133 9" svg:viewBox="0 0 1134 10">
          <text:p/>
        </draw:connector>
        <draw:custom-shape draw:style-name="gr4" draw:text-style-name="P5" draw:layer="layout" svg:width="18.415cm" svg:height="4.953cm" svg:x="1.381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2.229cm" svg:height="0.725cm" svg:x="7.232cm" svg:y="5.487cm">
          <draw:text-box>
            <text:p text:style-name="P6"><text:span text:style-name="T2">poznanie</text:span></text:p>
          </draw:text-box>
        </draw:frame>
        <draw:frame draw:style-name="gr1" draw:text-style-name="P7" draw:layer="layout" svg:width="3.334cm" svg:height="0.725cm" svg:x="1.732cm" svg:y="6.388cm">
          <draw:text-box>
            <text:p text:style-name="P6"><text:span text:style-name="T2">programovani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Tomas </meta:initial-creator>
    <meta:creation-date>2020-08-20T14:21:03.214677268</meta:creation-date>
    <dc:date>2020-08-21T06:56:59.396115243</dc:date>
    <dc:creator>Tomas </dc:creator>
    <meta:editing-duration>PT10M28S</meta:editing-duration>
    <meta:editing-cycles>2</meta:editing-cycles>
    <meta:generator>LibreOffice/6.4.5.2$Linux_X86_64 LibreOffice_project/40$Build-2</meta:generator>
    <meta:document-statistic meta:object-count="16"/>
  </office:meta>
</office:document-meta>
</file>